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138in solid #1a1a1a" style:diagonal-bl-tr="none" style:diagonal-tl-br="none" fo:border-left="0.0555in solid #1a1a1a" fo:border-right="0.0138in solid #1a1a1a" fo:border-top="0.0555in solid #1a1a1a"/>
    </style:style>
    <style:style style:name="ce2" style:family="table-cell" style:parent-style-name="Default">
      <style:table-cell-properties fo:border-bottom="0.0138in solid #1a1a1a" fo:background-color="#00ccff" style:diagonal-bl-tr="none" style:diagonal-tl-br="none" fo:border-left="0.0555in solid #1a1a1a" fo:border-right="none" fo:border-top="0.0138in solid #1a1a1a"/>
    </style:style>
    <style:style style:name="ce3" style:family="table-cell" style:parent-style-name="Default">
      <style:table-cell-properties fo:border-bottom="0.0555in solid #1a1a1a" fo:background-color="#00ccff" style:diagonal-bl-tr="none" style:diagonal-tl-br="none" fo:border-left="0.0555in solid #1a1a1a" fo:border-right="none" fo:border-top="0.0138in solid #1a1a1a"/>
    </style:style>
    <style:style style:name="ce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order-bottom="0.0138in solid #1a1a1a" fo:background-color="#cc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0.0138in solid #1a1a1a" fo:background-color="#cc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fo:border-bottom="0.0555in solid #1a1a1a" fo:background-color="#ccffff" style:diagonal-bl-tr="none" style:diagonal-tl-br="none" style:text-align-source="fix" style:repeat-content="false" fo:wrap-option="no-wrap" fo:border-left="0.0555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0.0138in solid #1a1a1a" fo:background-color="#cc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order-bottom="0.0555in solid #1a1a1a" fo:background-color="#ccffff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order-bottom="0.0138in solid #1a1a1a" fo:background-color="#ccffff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order-bottom="0.0138in solid #1a1a1a" fo:background-color="#ccffff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0.0555in solid #1a1a1a" fo:background-color="#ccffff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555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order-bottom="0.0138in solid #1a1a1a" fo:background-color="#ffff99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0.0138in solid #1a1a1a" fo:background-color="#ffff99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order-bottom="0.0555in solid #1a1a1a" fo:background-color="#ffff99" style:diagonal-bl-tr="none" style:diagonal-tl-br="none" style:text-align-source="fix" style:repeat-content="false" fo:wrap-option="no-wrap" fo:border-left="0.0555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555in solid #1a1a1a" style:direction="ltr" fo:border-right="0.0555in solid #1a1a1a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0.0138in solid #1a1a1a" fo:background-color="#ff0000" style:diagonal-bl-tr="none" style:diagonal-tl-br="none" style:text-align-source="fix" style:repeat-content="false" fo:wrap-option="no-wrap" fo:border-left="0.0555in solid #1a1a1a" style:direction="ltr" fo:border-right="0.0555in solid #1a1a1a" style:rotation-angle="0" style:rotation-align="none" style:shrink-to-fit="false" fo:border-top="0.0555in solid #1a1a1a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0.0138in solid #1a1a1a" fo:background-color="#ff0000" style:diagonal-bl-tr="none" style:diagonal-tl-br="none" style:text-align-source="fix" style:repeat-content="false" fo:wrap-option="no-wrap" fo:border-left="0.0555in solid #1a1a1a" style:direction="ltr" fo:border-right="0.0555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555in solid #1a1a1a" fo:background-color="#ff0000" style:diagonal-bl-tr="none" style:diagonal-tl-br="none" style:text-align-source="fix" style:repeat-content="false" fo:wrap-option="no-wrap" fo:border-left="0.0555in solid #1a1a1a" style:direction="ltr" fo:border-right="0.0555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11"/>
        <table:table-column table:style-name="co2" table:default-cell-style-name="ce15"/>
        <table:table-column table:style-name="co3" table:default-cell-style-name="ce19"/>
        <table:table-column table:style-name="co3" table:number-columns-repeated="1008" table:default-cell-style-name="Default"/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LF</text:p>
          </table:table-cell>
          <table:table-cell office:value-type="string">
            <text:p>SCORE</text:p>
          </table:table-cell>
          <table:table-cell table:number-columns-repeated="1008"/>
        </table:table-row>
        <table:table-row table:style-name="ro1">
          <table:table-cell office:value-type="string">
            <text:p>SV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20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T</text:p>
          </table:table-cell>
          <table:table-cell table:style-name="ce6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1" office:value-type="float" office:value="14">
            <text:p>1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HG</text:p>
          </table:table-cell>
          <table:table-cell table:style-name="ce7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2" office:value-type="float" office:value="9">
            <text:p>9</text:p>
          </table:table-cell>
          <table:table-cell table:number-columns-repeated="1008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tech_status_1" table:base-cell-address="$Sheet1.$A$1" table:cell-range-address="$Sheet1.$A$1:.$O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2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Buck</meta:initial-creator>
    <meta:creation-date>2011-07-19T12:31:03</meta:creation-date>
    <meta:editing-cycles>1</meta:editing-cycles>
    <meta:editing-duration>PT00H00M00S</meta:editing-duration>
    <dc:date>2011-07-19T12:31:10</dc:date>
    <dc:creator>Robert Buck</dc:creator>
    <meta:document-statistic meta:table-count="3" meta:cell-count="63" meta:object-count="0"/>
    <meta:generator>OpenOffice.org/3.2$Unix OpenOffice.org_project/320m19$Build-9505</meta:generator>
  </office:meta>
</office:document-meta>
</file>